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782" officeooo:paragraph-rsid="0018f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hjfhjgfhg</text:p>
      <text:p text:style-name="P1">jfgfjhgjfgh</text:p>
      <text:p text:style-name="P1">jfkgfjhjfhj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36:49.575570005</meta:creation-date>
    <dc:date>2017-10-10T13:37:12.869792354</dc:date>
    <meta:editing-duration>P0D</meta:editing-duration>
    <meta:editing-cycles>1</meta:editing-cycles>
    <meta:document-statistic meta:table-count="0" meta:image-count="0" meta:object-count="0" meta:page-count="1" meta:paragraph-count="3" meta:word-count="3" meta:character-count="34" meta:non-whitespace-character-count="34"/>
    <meta:generator>LibreOffice/4.2.8.2$Linux_X86_64 LibreOffice_project/420m0$Build-2</meta:generator>
  </office:meta>
</office:document-meta>
</file>